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4000000955918CF0D.png" manifest:media-type="image/png"/>
  <manifest:file-entry manifest:full-path="Pictures/100000000000016600000075BDB11AC6.png" manifest:media-type="image/png"/>
  <manifest:file-entry manifest:full-path="Pictures/10000000000001650000006CCABF5A4C.png" manifest:media-type="image/png"/>
  <manifest:file-entry manifest:full-path="Pictures/1000000000000FB300000B19FB804C8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7874in" svg:y="-0.7602in" svg:width="11.6846in" svg:height="7.9016in" draw:z-index="0"><draw:image xlink:href="Pictures/1000000000000FB300000B19FB804C88.png" xlink:type="simple" xlink:show="embed" xlink:actuate="onLoad"/></draw:frame><draw:frame draw:style-name="fr1" draw:name="Image2" text:anchor-type="paragraph" svg:x="-0.7874in" svg:y="0.3898in" svg:width="1.9516in" svg:height="0.6472in" draw:z-index="1"><draw:image xlink:href="Pictures/10000000000001650000006CCABF5A4C.png" xlink:type="simple" xlink:show="embed" xlink:actuate="onLoad"/></draw:frame><draw:frame draw:style-name="fr1" draw:name="Image3" text:anchor-type="paragraph" svg:x="-0.7874in" svg:y="2.1193in" svg:width="1.9953in" svg:height="0.6528in" draw:z-index="2"><draw:image xlink:href="Pictures/100000000000016600000075BDB11AC6.png" xlink:type="simple" xlink:show="embed" xlink:actuate="onLoad"/></draw:frame><draw:frame draw:style-name="fr1" draw:name="Image4" text:anchor-type="paragraph" svg:x="-0.6673in" svg:y="5.7917in" svg:width="1.602in" svg:height="0.6701in" draw:z-index="3"><draw:image xlink:href="Pictures/1000000000000164000000955918CF0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23:41:17.013653817</meta:creation-date>
    <dc:date>2015-06-29T23:46:26.250864329</dc:date>
    <meta:editing-duration>P0D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